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B4D4C665.png" manifest:media-type="image/png"/>
  <manifest:file-entry manifest:full-path="Pictures/1000020100000096000000962AEB6F68.png" manifest:media-type="image/png"/>
  <manifest:file-entry manifest:full-path="Pictures/10000201000001540000010BE7C0185D.png" manifest:media-type="image/png"/>
  <manifest:file-entry manifest:full-path="Pictures/100000000000080000000550C99AE1AF.jpg" manifest:media-type="image/jpeg"/>
  <manifest:file-entry manifest:full-path="Pictures/1000000000000184000001AFD4D12A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15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1.804cm" fo:min-width="8.87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535cm" svg:height="17.257cm" svg:x="1.31cm" svg:y="3.224cm">
          <draw:image xlink:href="Pictures/1000000000000184000001AFD4D12A64.png" xlink:type="simple" xlink:show="embed" xlink:actuate="onLoad">
            <text:p/>
          </draw:image>
        </draw:frame>
        <draw:frame draw:style-name="gr1" draw:text-style-name="P1" draw:layer="layout" svg:width="13.575cm" svg:height="9.015cm" svg:x="13.505cm" svg:y="2.948cm">
          <draw:image xlink:href="Pictures/100000000000080000000550C99AE1AF.jpg" xlink:type="simple" xlink:show="embed" xlink:actuate="onLoad">
            <text:p/>
          </draw:image>
        </draw:frame>
        <draw:frame draw:style-name="gr1" draw:text-style-name="P1" draw:layer="layout" svg:width="8.995cm" svg:height="7.063cm" svg:x="18.061cm" svg:y="12.837cm">
          <draw:image xlink:href="Pictures/10000201000001540000010BE7C0185D.png" xlink:type="simple" xlink:show="embed" xlink:actuate="onLoad">
            <text:p/>
          </draw:image>
        </draw:frame>
        <draw:frame draw:style-name="gr2" draw:text-style-name="P2" draw:layer="layout" svg:width="26.722cm" svg:height="3.401cm" svg:x="2.606cm" svg:y="0.659cm">
          <draw:text-box>
            <text:p><text:span text:style-name="T1">https://github.com/</text:span><text:span text:style-name="T2">ocarneiro</text:span><text:span text:style-name="T1">/festa-do-garu</text:span></text:p>
          </draw:text-box>
        </draw:frame>
        <draw:frame draw:style-name="gr3" draw:text-style-name="P1" draw:layer="layout" svg:width="1.933cm" svg:height="1.933cm" svg:x="0.597cm" svg:y="0.492cm">
          <draw:image xlink:href="Pictures/1000020100000096000000962AEB6F68.png" xlink:type="simple" xlink:show="embed" xlink:actuate="onLoad">
            <text:p/>
          </draw:image>
        </draw:frame>
        <draw:frame draw:style-name="gr4" draw:text-style-name="P4" draw:layer="layout" svg:width="9.373cm" svg:height="2.054cm" svg:x="9.285cm" svg:y="18.946cm">
          <draw:text-box>
            <text:p text:style-name="P3"><text:span text:style-name="T3">@carneiroblogbr</text:span></text:p>
          </draw:text-box>
        </draw:frame>
        <draw:frame draw:style-name="gr3" draw:text-style-name="P1" draw:layer="layout" svg:width="1.307cm" svg:height="1.307cm" svg:x="7.978cm" svg:y="18.956cm">
          <draw:image xlink:href="Pictures/100002010000009600000096B4D4C66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59" draw:display-name="Transparency 59" draw:style="radial" draw:cx="50%" draw:cy="50%" draw:start="0%" draw:end="45%" draw:border="3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3:29:42.897242059</meta:creation-date>
    <dc:date>2015-11-29T11:37:53.162756591</dc:date>
    <meta:editing-duration>PT4H32M57S</meta:editing-duration>
    <meta:editing-cycles>37</meta:editing-cycles>
    <meta:generator>LibreOffice/4.3.3.2$Linux_X86_64 LibreOffice_project/430m0$Build-2</meta:generator>
    <meta:document-statistic meta:object-count="30"/>
  </office:meta>
</office:document-meta>
</file>